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4.2602in"/>
        </style:tab-stops>
      </style:paragraph-properties>
      <style:text-properties officeooo:rsid="000d2051" officeooo:paragraph-rsid="000d2330"/>
    </style:style>
    <style:style style:name="P2" style:family="paragraph" style:parent-style-name="Standard">
      <style:paragraph-properties>
        <style:tab-stops>
          <style:tab-stop style:position="4.9272in"/>
        </style:tab-stops>
      </style:paragraph-properties>
      <style:text-properties officeooo:rsid="000d2051" officeooo:paragraph-rsid="000d2051"/>
    </style:style>
    <style:style style:name="P3" style:family="paragraph" style:parent-style-name="Standard">
      <style:paragraph-properties>
        <style:tab-stops>
          <style:tab-stop style:position="4.9272in"/>
        </style:tab-stops>
      </style:paragraph-properties>
      <style:text-properties officeooo:rsid="000d2051" officeooo:paragraph-rsid="000d2330"/>
    </style:style>
    <style:style style:name="P4" style:family="paragraph" style:parent-style-name="Standard">
      <style:paragraph-properties>
        <style:tab-stops>
          <style:tab-stop style:position="4.9374in"/>
        </style:tab-stops>
      </style:paragraph-properties>
      <style:text-properties officeooo:rsid="000d2051" officeooo:paragraph-rsid="000d2051"/>
    </style:style>
    <style:style style:name="P5" style:family="paragraph" style:parent-style-name="Standard">
      <style:paragraph-properties>
        <style:tab-stops>
          <style:tab-stop style:position="4.9374in"/>
        </style:tab-stops>
      </style:paragraph-properties>
      <style:text-properties officeooo:rsid="000d2051" officeooo:paragraph-rsid="000d2330"/>
    </style:style>
    <style:style style:name="P6" style:family="paragraph">
      <loext:graphic-properties draw:fill-color="#004586"/>
      <style:paragraph-properties fo:text-align="center"/>
    </style:style>
    <style:style style:name="T1" style:family="text">
      <style:text-properties officeooo:rsid="000d2330"/>
    </style:style>
    <style:style style:name="gr1" style:family="graphic">
      <style:graphic-properties draw:textarea-horizontal-align="justify" draw:textarea-vertical-align="middle" draw:auto-grow-height="false" fo:min-height="1.1563in" fo:min-width="1.5102in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2626in" fo:min-width="1.3457in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start="Arrow" draw:marker-end="Arrow" draw:fill-color="#00458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draw:marker-start="" draw:marker-end="Arrow" draw:fill-color="#00458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draw:marker-start="" draw:marker-end="" draw:fill-color="#00458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style-name="gr1" svg:width="1.6358in" svg:height="1.2815in" svg:x="4.6028in" svg:y="-0.245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style-name="gr2" svg:width="1.4795in" svg:height="1.3961in" svg:x="-0.2929in" svg:y="-0.2555in"><text:p/><draw:enhanced-geometry svg:viewBox="0 0 21600 21600" draw:path-stretchpoint-x="10800" draw:path-stretchpoint-y="10800" draw:text-areas="?f3 ?f4 ?f5 ?f6" draw:type="round-rectangle" draw:modifiers="3544.50522128294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">1. </text:span>Index.html<text:tab/><text:tab/><text:tab/><text:span text:style-name="T1">2. Resume.html</text:span></text:p>
      <text:p text:style-name="P3"><draw:line text:anchor-type="paragraph" draw:z-index="5" draw:style-name="gr3" draw:text-style-name="P6" svg:x1="0.5402in" svg:y1="0.0736in" svg:x2="4.9047in" svg:y2="0.0634in"><text:p/></draw:line>Link 2<text:tab/><text:span text:style-name="T1">Link 1</text:span></text:p>
      <text:p text:style-name="P5"><draw:line text:anchor-type="paragraph" draw:z-index="7" draw:style-name="gr3" draw:text-style-name="P6" svg:x1="0.4882in" svg:y1="1.611in" svg:x2="4.9256in" svg:y2="0.0799in"><text:p/></draw:line><draw:line text:anchor-type="paragraph" draw:z-index="11" draw:style-name="gr4" draw:text-style-name="P6" svg:x1="-0.5327in" svg:y1="0.0693in" svg:x2="0.0091in" svg:y2="0.0693in"><text:p/></draw:line><draw:line text:anchor-type="paragraph" draw:z-index="19" draw:style-name="gr5" draw:text-style-name="P6" svg:x1="-0.5327in" svg:y1="0.0693in" svg:x2="-0.4701in" svg:y2="1.4547in"><text:p/></draw:line>Link <text:span text:style-name="T1">3<text:tab/>Link 3</text:span><text:tab/></text:p>
      <text:p text:style-name="P5"><draw:line text:anchor-type="paragraph" draw:z-index="6" draw:style-name="gr3" draw:text-style-name="P6" svg:x1="4.9047in" svg:y1="1.2736in" svg:x2="0.4984in" svg:y2="0.0965in"><text:p/></draw:line><draw:line text:anchor-type="paragraph" draw:z-index="17" draw:style-name="gr4" draw:text-style-name="P6" svg:x1="6.5925in" svg:y1="0.1071in" svg:x2="5.4673in" svg:y2="0.128in"><text:p/></draw:line><draw:line text:anchor-type="paragraph" draw:z-index="21" draw:style-name="gr5" draw:text-style-name="P6" svg:x1="6.5925in" svg:y1="0.1071in" svg:x2="6.5925in" svg:y2="1.4197in"><text:p/></draw:line>Link 4<text:tab/><text:span text:style-name="T1">Link 4</text:span><text:tab/></text:p>
      <text:p text:style-name="P5"><draw:line text:anchor-type="paragraph" draw:z-index="10" draw:style-name="gr3" draw:text-style-name="P6" svg:x1="0.478in" svg:y1="3.1654in" svg:x2="4.9051in" svg:y2="0.0717in"><text:p/></draw:line><draw:line text:anchor-type="paragraph" draw:z-index="12" draw:style-name="gr4" draw:text-style-name="P6" svg:x1="-0.7098in" svg:y1="0.0921in" svg:x2="0.0193in" svg:y2="0.0819in"><text:p/></draw:line><draw:line text:anchor-type="paragraph" draw:z-index="18" draw:style-name="gr5" draw:text-style-name="P6" svg:x1="-0.7098in" svg:y1="0.0819in" svg:x2="-0.6787in" svg:y2="3.0193in"><text:p/></draw:line>Link 5<text:tab/><text:span text:style-name="T1">Link 5</text:span></text:p>
      <text:p text:style-name="P5"/>
      <text:p text:style-name="P5"/>
      <text:p text:style-name="P5"/>
      <text:p text:style-name="P1"><draw:custom-shape text:anchor-type="paragraph" draw:z-index="2" draw:style-name="gr1" svg:width="1.6358in" svg:height="1.2815in" svg:x="4.6028in" svg:y="-0.245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style-name="gr2" svg:width="1.4795in" svg:height="1.3961in" svg:x="-0.2929in" svg:y="-0.2555in"><text:p/><draw:enhanced-geometry svg:viewBox="0 0 21600 21600" draw:path-stretchpoint-x="10800" draw:path-stretchpoint-y="10800" draw:text-areas="?f3 ?f4 ?f5 ?f6" draw:type="round-rectangle" draw:modifiers="3544.50522128294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">3. Personal. html</text:span><text:tab/><text:tab/><text:tab/><text:span text:style-name="T1">4. work.html</text:span></text:p>
      <text:p text:style-name="P3"><draw:line text:anchor-type="paragraph" draw:z-index="13" draw:style-name="gr4" draw:text-style-name="P6" svg:x1="-0.4701in" svg:y1="0.1134in" svg:x2="0.0402in" svg:y2="0.1236in"><text:p/></draw:line>Link <text:span text:style-name="T1">1</text:span><text:tab/><text:span text:style-name="T1">Link 1</text:span></text:p>
      <text:p text:style-name="P5"><draw:line text:anchor-type="paragraph" draw:z-index="22" draw:style-name="gr4" draw:text-style-name="P6" svg:x1="6.5925in" svg:y1="0.078in" svg:x2="5.4673in" svg:y2="0.078in"><text:p/></draw:line>Link <text:span text:style-name="T1">2<text:tab/>Link 2</text:span><text:tab/></text:p>
      <text:p text:style-name="P5"><draw:line text:anchor-type="paragraph" draw:z-index="8" draw:style-name="gr3" draw:text-style-name="P6" svg:x1="0.4984in" svg:y1="0.1047in" svg:x2="4.9358in" svg:y2="0.0945in"><text:p/></draw:line>Link <text:span text:style-name="T1">4</text:span><text:tab/><text:span text:style-name="T1">Link 3</text:span><text:tab/></text:p>
      <text:p text:style-name="P5"><draw:line text:anchor-type="paragraph" draw:z-index="9" draw:style-name="gr3" draw:text-style-name="P6" svg:x1="0.478in" svg:y1="2.0173in" svg:x2="4.9051in" svg:y2="0.0799in"><text:p/></draw:line><draw:line text:anchor-type="paragraph" draw:z-index="15" draw:style-name="gr4" draw:text-style-name="P6" svg:x1="-0.4701in" svg:y1="0.111in" svg:x2="0.0299in" svg:y2="0.1008in"><text:p/></draw:line><draw:line text:anchor-type="paragraph" draw:z-index="20" draw:style-name="gr5" draw:text-style-name="P6" svg:x1="-0.4701in" svg:y1="0.1008in" svg:x2="-0.439in" svg:y2="1.8197in"><text:p/></draw:line>Link 5<text:tab/><text:span text:style-name="T1">Link 5</text:span></text:p>
      <text:p text:style-name="P5"/>
      <text:p text:style-name="P5"/>
      <text:p text:style-name="P5"/>
      <text:p text:style-name="P5"/>
      <text:p text:style-name="P5"/>
      <text:p text:style-name="P1"><draw:custom-shape text:anchor-type="paragraph" draw:z-index="4" draw:style-name="gr2" svg:width="1.4795in" svg:height="1.3961in" svg:x="-0.2929in" svg:y="-0.2555in"><text:p/><draw:enhanced-geometry svg:viewBox="0 0 21600 21600" draw:path-stretchpoint-x="10800" draw:path-stretchpoint-y="10800" draw:text-areas="?f3 ?f4 ?f5 ?f6" draw:type="round-rectangle" draw:modifiers="3544.50522128294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">5. contact.html</text:span><text:tab/><text:tab/><text:tab/></text:p>
      <text:p text:style-name="P3"><draw:line text:anchor-type="paragraph" draw:z-index="14" draw:style-name="gr4" draw:text-style-name="P6" svg:x1="-0.6783in" svg:y1="0.1445in" svg:x2="-0.0012in" svg:y2="0.1445in"><text:p/></draw:line>Link <text:span text:style-name="T1">1</text:span><text:tab/></text:p>
      <text:p text:style-name="P5">Link <text:span text:style-name="T1">2<text:tab/></text:span></text:p>
      <text:p text:style-name="P5"><draw:line text:anchor-type="paragraph" draw:z-index="16" draw:style-name="gr4" draw:text-style-name="P6" svg:x1="-0.439in" svg:y1="0.0945in" svg:x2="0.0508in" svg:y2="0.0945in"><text:p/></draw:line>Link <text:span text:style-name="T1">3</text:span><text:tab/></text:p>
      <text:p text:style-name="P5">Link <text:span text:style-name="T1">4</text:span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onBlade </meta:initial-creator>
    <meta:creation-date>2015-06-20T19:35:06.344763565</meta:creation-date>
    <dc:date>2015-06-20T19:48:03.727024188</dc:date>
    <dc:creator>MoonBlade </dc:creator>
    <meta:editing-duration>PT12M56S</meta:editing-duration>
    <meta:editing-cycles>3</meta:editing-cycles>
    <meta:generator>LibreOffice/4.4.2.2$Linux_X86_64 LibreOffice_project/40m0$Build-2</meta:generator>
    <meta:document-statistic meta:table-count="0" meta:image-count="0" meta:object-count="0" meta:page-count="1" meta:paragraph-count="15" meta:word-count="51" meta:character-count="216" meta:non-whitespace-character-count="165"/>
  </office:meta>
</office:document-meta>
</file>